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0D000003BE6316E1EED13F6B7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.002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Picture 1" text:anchor-type="as-char" svg:width="24.79cm" svg:height="16.196cm" draw:z-index="0"><draw:image xlink:href="Pictures/100000000000070D000003BE6316E1EED13F6B7F.jpg" xlink:type="simple" xlink:show="embed" xlink:actuate="onLoad" loext:mime-type="image/jpeg"/><svg:desc>Diagram

Description automatically generated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20:01:25.823078057</meta:creation-date>
    <dc:date>2020-11-25T20:06:58.830049781</dc:date>
    <meta:editing-duration>PT5M34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6.0.7.3$Linux_X86_64 LibreOffice_project/00m0$Build-3</meta:generator>
  </office:meta>
</office:document-meta>
</file>